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0.13mm" fo:margin-left="0mm" fo:margin-right="-0.12mm" table:align="margins"/>
    </style:style>
    <style:style style:name="Tabelle1.A" style:family="table-column">
      <style:table-column-properties style:column-width="51.86mm" style:rel-column-width="19976*"/>
    </style:style>
    <style:style style:name="Tabelle1.B" style:family="table-column">
      <style:table-column-properties style:column-width="118.27mm" style:rel-column-width="45559*"/>
    </style:style>
    <style:style style:name="Tabelle1.A1" style:family="table-cell">
      <style:table-cell-properties fo:padding="0.97m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10c4d"/>
    </style:style>
    <style:style style:name="P3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1c8ca"/>
    </style:style>
    <style:style style:name="P4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27476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66349"/>
    </style:style>
    <style:style style:name="P8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1c8ca"/>
    </style:style>
    <style:style style:name="P9" style:family="paragraph">
      <style:paragraph-properties style:text-autospace="non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"><text:conditional-text text:condition="ooow:true" text:string-value-if-true="&quot;this.owner.id&quot;" text:string-value-if-false="">this.owner.id</text:conditional-text><text:line-break/><text:conditional-text text:condition="ooow:true" text:string-value-if-true="&quot;this.owner.last_name&quot;" text:string-value-if-false="">this.owner.last_name</text:conditional-text><text:line-break/><text:conditional-text text:condition="ooow:true" text:string-value-if-true="&quot;this.owner.first_name&quot;" text:string-value-if-false="">this.owner.first_name</text:conditional-text></text:p>
          </table:table-cell>
          <table:table-cell table:style-name="Tabelle1.A1" office:value-type="string">
            <text:p text:style-name="P5"><office:annotation><dc:creator>Gerd Xhonneux</dc:creator><dc:date>2011-01-07T10:40:43</dc:date><text:p text:style-name="P9"><text:span text:style-name="T1">do text </text:span></text:p><text:p text:style-name="P9"><text:span text:style-name="T1">from document(at=this.owner.get_image_path(),anchor="as-char")</text:span></text:p></office:annotation></text:p>
          </table:table-cell>
        </table:table-row>
      </table:table>
      <text:p text:style-name="P6"/>
      <text:p text:style-name="P1"/>
      <text:p text:style-name="P1"/>
      <text:p text:style-name="P4">Nationalität<text:tab/><text:conditional-text text:condition="ooow:true" text:string-value-if-true="&quot;this.owner.nationality&quot;" text:string-value-if-false="">this.owner.nationality</text:conditional-text></text:p>
      <text:p text:style-name="P4">Geschlecht<text:tab/><text:conditional-text text:condition="ooow:true" text:string-value-if-true="&quot;this.owner.gender&quot;" text:string-value-if-false="">this.owner.gender</text:conditional-text></text:p>
      <text:p text:style-name="P4">Geburtsdatum<text:tab/><text:conditional-text text:condition="ooow:true" text:string-value-if-true="&quot;fds(this.owner .birth_date)&quot;" text:string-value-if-false="">fds(this.owner .birth_date)</text:conditional-text></text:p>
      <text:p text:style-name="P4">Geburtsort<text:tab/><text:conditional-text text:condition="ooow:true" text:string-value-if-true="&quot;this.owner.birth_place&quot;" text:string-value-if-false="">this.owner.birth_place</text:conditional-text></text:p>
      <text:p text:style-name="P3">Adresse<text:tab/><text:conditional-text text:condition="ooow:true" text:string-value-if-true="&quot;this.owner.street&quot;" text:string-value-if-false="">this.owner.street</text:conditional-text> <text:conditional-text text:condition="ooow:true" text:string-value-if-true="&quot;this.owner.street_no&quot;" text:string-value-if-false="">this.owner.street_no</text:conditional-text> <text:conditional-text text:condition="ooow:true" text:string-value-if-true="&quot;this.owner.street_box&quot;" text:string-value-if-false="">this.owner.street_box</text:conditional-text></text:p>
      <text:p text:style-name="P3"><text:tab/><text:conditional-text text:condition="ooow:true" text:string-value-if-true="&quot;this.owner.zip_code&quot;" text:string-value-if-false="">this.owner.zip_code</text:conditional-text> <text:conditional-text text:condition="ooow:true" text:string-value-if-true="&quot;this.owner.city&quot;" text:string-value-if-false="">this.owner.city</text:conditional-text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7T09:59:45.28</meta:creation-date>
    <dc:date>2015-02-12T11:24:21.491031144</dc:date>
    <dc:creator>Luc Saffre</dc:creator>
    <meta:editing-duration>PT59M24S</meta:editing-duration>
    <meta:editing-cycles>24</meta:editing-cycles>
    <meta:generator>LibreOffice/4.2.7.2$Linux_x86 LibreOffice_project/420m0$Build-2</meta:generator>
    <meta:document-statistic meta:table-count="1" meta:image-count="0" meta:object-count="0" meta:page-count="1" meta:paragraph-count="8" meta:word-count="18" meta:character-count="305" meta:non-whitespace-character-count="293"/>
  </office:meta>
</office:document-meta>
</file>